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5c9a2" officeooo:paragraph-rsid="0015c9a2" style:font-weight-asian="normal" style:font-weight-complex="normal"/>
    </style:style>
    <style:style style:name="P2" style:family="paragraph" style:parent-style-name="Text_20_body">
      <style:paragraph-properties fo:text-align="end" style:justify-single-word="false"/>
      <style:text-properties style:font-name="Impact" fo:font-size="32pt" fo:font-weight="normal" officeooo:rsid="0015c9a2" officeooo:paragraph-rsid="0015c9a2" style:font-weight-asian="normal" style:font-weight-complex="normal"/>
    </style:style>
    <style:style style:name="P3" style:family="paragraph">
      <loext:graphic-properties draw:fill-color="#000000"/>
      <style:paragraph-properties style:writing-mode="lr-tb"/>
    </style:style>
    <style:style style:name="P4" style:family="paragraph">
      <loext:graphic-properties draw:fill="none" draw:fill-color="#ffffff"/>
      <style:text-properties fo:color="#ffffff" loext:opacity="100%" style:font-name="Ubuntu Nerd Font"/>
    </style:style>
    <style:style style:name="P5" style:family="paragraph" style:parent-style-name="Text_20_body">
      <style:paragraph-properties fo:text-align="end" style:justify-single-word="false"/>
      <style:text-properties style:font-name="BL Dishani" fo:font-size="26pt" fo:font-weight="normal" officeooo:rsid="0015c9a2" officeooo:paragraph-rsid="0015c9a2" style:font-weight-asian="normal" style:font-weight-complex="normal"/>
    </style:style>
    <style:style style:name="P6" style:family="paragraph" style:parent-style-name="Text_20_body">
      <style:text-properties officeooo:paragraph-rsid="0015c9a2"/>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Heading_20_1">
      <style:text-properties style:font-name="Ubuntu Nerd Font" officeooo:paragraph-rsid="0015c9a2"/>
    </style:style>
    <style:style style:name="P9" style:family="paragraph" style:parent-style-name="Text_20_body">
      <style:text-properties style:font-name="Ubuntu Nerd Font" officeooo:rsid="01199603" officeooo:paragraph-rsid="0015c9a2"/>
    </style:style>
    <style:style style:name="P10" style:family="paragraph" style:parent-style-name="Text_20_body" style:list-style-name="L1">
      <style:text-properties style:font-name="Ubuntu Nerd Font" officeooo:paragraph-rsid="0015c9a2"/>
    </style:style>
    <style:style style:name="P11" style:family="paragraph" style:parent-style-name="Text_20_body" style:list-style-name="L1">
      <style:text-properties style:font-name="Ubuntu Nerd Font" officeooo:rsid="00ba98a5" officeooo:paragraph-rsid="0015c9a2"/>
    </style:style>
    <style:style style:name="P12" style:family="paragraph" style:parent-style-name="Text_20_body">
      <style:text-properties style:font-name="Ubuntu Nerd Font" officeooo:rsid="002ab5e7" officeooo:paragraph-rsid="0015c9a2"/>
    </style:style>
    <style:style style:name="P13"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5c9a2"/>
    </style:style>
    <style:style style:name="P14" style:family="paragraph" style:parent-style-name="Heading_20_1">
      <style:paragraph-properties fo:break-before="page"/>
      <style:text-properties officeooo:rsid="0015c9a2" officeooo:paragraph-rsid="0015c9a2"/>
    </style:style>
    <style:style style:name="P15" style:family="paragraph" style:parent-style-name="Heading_20_2">
      <style:text-properties officeooo:rsid="00160b97" officeooo:paragraph-rsid="00160b97"/>
    </style:style>
    <style:style style:name="P16" style:family="paragraph" style:parent-style-name="Text_20_body">
      <style:text-properties officeooo:paragraph-rsid="00160b97"/>
    </style:style>
    <style:style style:name="P17" style:family="paragraph" style:parent-style-name="Heading_20_3">
      <style:text-properties officeooo:rsid="001d0488" officeooo:paragraph-rsid="001d0488"/>
    </style:style>
    <style:style style:name="P18" style:family="paragraph" style:parent-style-name="Text_20_body">
      <style:text-properties officeooo:rsid="001d0488" officeooo:paragraph-rsid="001d0488" fo:background-color="#fff5ce"/>
    </style:style>
    <style:style style:name="P19" style:family="paragraph" style:parent-style-name="Text_20_body">
      <style:text-properties officeooo:rsid="001d0488" officeooo:paragraph-rsid="001d0488"/>
    </style:style>
    <style:style style:name="P20" style:family="paragraph" style:parent-style-name="Heading_20_5">
      <style:text-properties officeooo:paragraph-rsid="001d7d64"/>
    </style:style>
    <style:style style:name="P21" style:family="paragraph" style:parent-style-name="Text_20_body" style:list-style-name="L2"/>
    <style:style style:name="P22" style:family="paragraph" style:parent-style-name="Text_20_body" style:list-style-name="L3">
      <style:text-properties officeooo:paragraph-rsid="001f2b30"/>
    </style:style>
    <style:style style:name="P23" style:family="paragraph" style:parent-style-name="Text_20_body" style:list-style-name="L3">
      <style:text-properties officeooo:rsid="0020b243" officeooo:paragraph-rsid="0020b243"/>
    </style:style>
    <style:style style:name="P24" style:family="paragraph" style:parent-style-name="Text_20_body" style:list-style-name="L4"/>
    <style:style style:name="P25" style:family="paragraph" style:parent-style-name="Text_20_body" style:list-style-name="L4">
      <style:text-properties officeooo:paragraph-rsid="002379a4"/>
    </style:style>
    <style:style style:name="P26" style:family="paragraph" style:parent-style-name="Text_20_body">
      <style:text-properties style:font-name="Ubuntu Nerd Font" officeooo:rsid="0025ae40" officeooo:paragraph-rsid="0025ae40" fo:background-color="#fff5ce" style:font-name-complex="Ubuntu Nerd Font"/>
    </style:style>
    <style:style style:name="P27" style:family="paragraph" style:parent-style-name="Text_20_body">
      <style:text-properties officeooo:rsid="0025ae40" officeooo:paragraph-rsid="0025ae40"/>
    </style:style>
    <style:style style:name="P28" style:family="paragraph" style:parent-style-name="Text_20_body" style:list-style-name="L5">
      <style:text-properties officeooo:rsid="0023f407" officeooo:paragraph-rsid="0023f407"/>
    </style:style>
    <style:style style:name="P29" style:family="paragraph" style:parent-style-name="Text_20_body">
      <style:text-properties officeooo:rsid="002aad47" officeooo:paragraph-rsid="002aad47" fo:background-color="#fff5ce"/>
    </style:style>
    <style:style style:name="P30" style:family="paragraph" style:parent-style-name="Text_20_body">
      <style:text-properties officeooo:rsid="002aad47" officeooo:paragraph-rsid="002aad47"/>
    </style:style>
    <style:style style:name="P31" style:family="paragraph" style:parent-style-name="Text_20_body" style:list-style-name="L6">
      <style:text-properties officeooo:rsid="002aad47" officeooo:paragraph-rsid="002aad47"/>
    </style:style>
    <style:style style:name="P32" style:family="paragraph" style:parent-style-name="Text_20_body" style:list-style-name="L6">
      <style:text-properties officeooo:rsid="002be9e3" officeooo:paragraph-rsid="002be9e3"/>
    </style:style>
    <style:style style:name="P33" style:family="paragraph" style:parent-style-name="Text_20_body">
      <style:text-properties officeooo:rsid="00328873" officeooo:paragraph-rsid="00328873"/>
    </style:style>
    <style:style style:name="P34" style:family="paragraph" style:parent-style-name="Text_20_body">
      <style:text-properties style:font-name="Ubuntu Nerd Font" officeooo:rsid="00328873" officeooo:paragraph-rsid="00328873" fo:background-color="#fff5ce" style:font-name-complex="Ubuntu Nerd Font"/>
    </style:style>
    <style:style style:name="P35" style:family="paragraph" style:parent-style-name="Heading_20_5">
      <style:text-properties officeooo:paragraph-rsid="00328873"/>
    </style:style>
    <style:style style:name="P36" style:family="paragraph" style:parent-style-name="Text_20_body">
      <style:text-properties officeooo:rsid="00339b84" officeooo:paragraph-rsid="00339b84" fo:background-color="#fff5ce"/>
    </style:style>
    <style:style style:name="P37" style:family="paragraph" style:parent-style-name="Text_20_body" style:list-style-name="L7">
      <style:text-properties officeooo:rsid="00339b84" officeooo:paragraph-rsid="00339b84"/>
    </style:style>
    <style:style style:name="P38" style:family="paragraph" style:parent-style-name="Text_20_body">
      <style:text-properties officeooo:rsid="00350795" officeooo:paragraph-rsid="00350795" fo:background-color="#fff5ce"/>
    </style:style>
    <style:style style:name="P39" style:family="paragraph" style:parent-style-name="Text_20_body">
      <style:text-properties officeooo:rsid="0035f51c" officeooo:paragraph-rsid="0035f51c" fo:background-color="#fff5ce"/>
    </style:style>
    <style:style style:name="P40" style:family="paragraph" style:parent-style-name="Text_20_body">
      <style:text-properties officeooo:paragraph-rsid="0035f51c"/>
    </style:style>
    <style:style style:name="P41" style:family="paragraph" style:parent-style-name="Text_20_body" style:list-style-name="L8"/>
    <style:style style:name="P42" style:family="paragraph" style:parent-style-name="Text_20_body" style:list-style-name="L8">
      <style:text-properties style:font-name="Ubuntu Nerd Font" officeooo:rsid="00418fb1" officeooo:paragraph-rsid="00418fb1" style:font-name-complex="Ubuntu Nerd Font"/>
    </style:style>
    <style:style style:name="P43" style:family="paragraph" style:parent-style-name="Heading_20_3">
      <style:text-properties officeooo:paragraph-rsid="003b35c6"/>
    </style:style>
    <style:style style:name="P44" style:family="paragraph" style:parent-style-name="Text_20_body" style:list-style-name="L9">
      <style:text-properties officeooo:paragraph-rsid="003b35c6"/>
    </style:style>
    <style:style style:name="P45" style:family="paragraph" style:parent-style-name="Text_20_body">
      <style:text-properties officeooo:paragraph-rsid="003b35c6"/>
    </style:style>
    <style:style style:name="T1" style:family="text">
      <style:text-properties fo:color="#ffffff" loext:opacity="100%" style:font-name="Ubuntu Nerd Font" fo:font-size="15pt" style:font-size-asian="13pt" style:font-size-complex="15pt"/>
    </style:style>
    <style:style style:name="T2" style:family="text">
      <style:text-properties style:font-name="Ubuntu Nerd Font" officeooo:rsid="006f5b64" fo:background-color="#fff5ce" loext:char-shading-value="0"/>
    </style:style>
    <style:style style:name="T3" style:family="text">
      <style:text-properties style:font-name="Ubuntu Nerd Font" officeooo:rsid="006f5b64"/>
    </style:style>
    <style:style style:name="T4" style:family="text">
      <style:text-properties style:font-name="Ubuntu Nerd Font" officeooo:rsid="01026a06"/>
    </style:style>
    <style:style style:name="T5" style:family="text">
      <style:text-properties style:font-name="Ubuntu Nerd Font" officeooo:rsid="01199603"/>
    </style:style>
    <style:style style:name="T6" style:family="text">
      <style:text-properties officeooo:rsid="009421f3"/>
    </style:style>
    <style:style style:name="T7" style:family="text">
      <style:text-properties officeooo:rsid="009684bc"/>
    </style:style>
    <style:style style:name="T8" style:family="text">
      <style:text-properties officeooo:rsid="01147281"/>
    </style:style>
    <style:style style:name="T9" style:family="text">
      <style:text-properties fo:font-weight="bold" style:font-weight-asian="bold" style:font-weight-complex="bold"/>
    </style:style>
    <style:style style:name="T10" style:family="text">
      <style:text-properties officeooo:rsid="001ee713"/>
    </style:style>
    <style:style style:name="T11" style:family="text">
      <style:text-properties officeooo:rsid="00160b97"/>
    </style:style>
    <style:style style:name="T12" style:family="text">
      <style:text-properties officeooo:rsid="0016d4b9"/>
    </style:style>
    <style:style style:name="T13" style:family="text">
      <style:text-properties officeooo:rsid="00180e8b"/>
    </style:style>
    <style:style style:name="T14" style:family="text">
      <style:text-properties officeooo:rsid="001a5884"/>
    </style:style>
    <style:style style:name="T15" style:family="text">
      <style:text-properties officeooo:rsid="0019daa6"/>
    </style:style>
    <style:style style:name="T16" style:family="text">
      <style:text-properties officeooo:rsid="001a46cc"/>
    </style:style>
    <style:style style:name="T17" style:family="text">
      <style:text-properties officeooo:rsid="001bdcfd"/>
    </style:style>
    <style:style style:name="T18" style:family="text">
      <style:text-properties officeooo:rsid="001f2b30"/>
    </style:style>
    <style:style style:name="T19" style:family="text">
      <style:text-properties officeooo:rsid="0020b243"/>
    </style:style>
    <style:style style:name="T20" style:family="text">
      <style:text-properties officeooo:rsid="0021cabb" fo:background-color="#fff5ce" loext:char-shading-value="0"/>
    </style:style>
    <style:style style:name="T21" style:family="text">
      <style:text-properties officeooo:rsid="002379a4" fo:background-color="#fff5ce" loext:char-shading-value="0"/>
    </style:style>
    <style:style style:name="T22" style:family="text">
      <style:text-properties officeooo:rsid="002888e6"/>
    </style:style>
    <style:style style:name="T23" style:family="text">
      <style:text-properties officeooo:rsid="00279336"/>
    </style:style>
    <style:style style:name="T24" style:family="text">
      <style:text-properties officeooo:rsid="002be9e3"/>
    </style:style>
    <style:style style:name="T25" style:family="text">
      <style:text-properties style:font-name="Ubuntu Nerd Font" officeooo:rsid="002c9648" style:font-name-complex="Ubuntu Nerd Font"/>
    </style:style>
    <style:style style:name="T26" style:family="text">
      <style:text-properties officeooo:rsid="002c9648"/>
    </style:style>
    <style:style style:name="T27" style:family="text">
      <style:text-properties officeooo:rsid="00314a44"/>
    </style:style>
    <style:style style:name="T28" style:family="text">
      <style:text-properties officeooo:rsid="00328873"/>
    </style:style>
    <style:style style:name="T29" style:family="text">
      <style:text-properties officeooo:rsid="00350795"/>
    </style:style>
    <style:style style:name="T30" style:family="text">
      <style:text-properties officeooo:rsid="0035f51c"/>
    </style:style>
    <style:style style:name="T31" style:family="text">
      <style:text-properties officeooo:rsid="0037c74e"/>
    </style:style>
    <style:style style:name="T32" style:family="text">
      <style:text-properties style:font-name="Ubuntu Nerd Font" officeooo:rsid="003e3a42" style:font-name-complex="Ubuntu Nerd Font"/>
    </style:style>
    <style:style style:name="T33" style:family="text">
      <style:text-properties officeooo:rsid="00400b3c"/>
    </style:style>
    <style:style style:name="T34" style:family="text">
      <style:text-properties style:font-name="Ubuntu Nerd Font" officeooo:rsid="00418fb1" style:font-name-complex="Ubuntu Nerd Font"/>
    </style:style>
    <style:style style:name="T35" style:family="text">
      <style:text-properties officeooo:rsid="00439166"/>
    </style:style>
    <style:style style:name="T36" style:family="text">
      <style:text-properties officeooo:rsid="003b35c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s overview &amp; Short note</text:p>
      <text:p text:style-name="P2"><draw:custom-shape text:anchor-type="paragraph" draw:z-index="0" draw:name="Shape 1" draw:style-name="gr1" draw:text-style-name="P3" svg:width="0.4524in" svg:height="1.2795in" svg:x="-0.7874in" svg:y="0.1508in"><text:p/><draw:enhanced-geometry svg:viewBox="0 0 21600 21600" draw:extrusion="false" draw:extrusion-diffusion="100%" draw:extrusion-skew="50 -135" draw:type="rectangle" draw:enhanced-path="M 0 0 L 21600 0 21600 21600 0 21600 0 0 Z N"/></draw:custom-shape><draw:frame text:anchor-type="paragraph" draw:z-index="1" draw:name="Text Frame 1" draw:style-name="gr2" draw:text-style-name="P4" svg:width="1.378in" svg:height="0.3988in" draw:transform="rotate (1.5707963267949) translate (-0.635416666666667in 1.33194444444444in)"><draw:text-box><text:p><text:span text:style-name="T1">Revision 01</text:span></text:p></draw:text-box></draw:frame>Information System Analysis</text:p>
      <text:p text:style-name="P5">Atik sir</text:p>
      <text:p text:style-name="P6"/>
      <text:p text:style-name="P6"/>
      <text:p text:style-name="P6"/>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7"><text:a xlink:type="simple" xlink:href="#__RefHeading___Toc61_3123224662" text:style-name="Index_20_Link" text:visited-style-name="Index_20_Link">How to?<text:tab/>1</text:a></text:p>
          <text:p text:style-name="P7"><text:a xlink:type="simple" xlink:href="#__RefHeading___Toc63_3123224662" text:style-name="Index_20_Link" text:visited-style-name="Index_20_Link">Question Sets considered<text:tab/>1</text:a></text:p>
          <text:p text:style-name="P7"><text:a xlink:type="simple" xlink:href="#__RefHeading___Toc3301_925915994" text:style-name="Index_20_Link" text:visited-style-name="Index_20_Link">Chapter 01 (Context of Systems Analysis &amp; Design Methods)<text:tab/>2</text:a></text:p>
        </text:index-body>
      </text:table-of-content>
      <text:h text:style-name="P8" text:outline-level="1"><text:bookmark-start text:name="__RefHeading___Toc61_3123224662"/>How to?<text:bookmark-end text:name="__RefHeading___Toc61_3123224662"/></text:h>
      <text:p text:style-name="P6"><text:span text:style-name="T2">Highlighted texts</text:span><text:span text:style-name="T3"> are something </text:span><text:span text:style-name="T4">you have to work on your own, </text:span><text:span text:style-name="T5">or my comments</text:span><text:span text:style-name="T3"> :)</text:span></text:p>
      <text:p text:style-name="P9">LLM = Large language model, eg. deepseek, qwen, ChatGPT...</text:p>
      <text:h text:style-name="P8" text:outline-level="1"><text:bookmark-start text:name="__RefHeading___Toc63_3123224662"/>Question Sets considered<text:bookmark-end text:name="__RefHeading___Toc63_3123224662"/></text:h>
      <text:list text:style-name="L1">
        <text:list-item>
          <text:p text:style-name="P10">Session <text:span text:style-name="T6">20-21</text:span></text:p>
        </text:list-item>
        <text:list-item>
          <text:p text:style-name="P11">Session 19-20</text:p>
        </text:list-item>
        <text:list-item>
          <text:p text:style-name="P10">Session <text:span text:style-name="T7">18-19</text:span></text:p>
        </text:list-item>
      </text:list>
      <text:p text:style-name="P12"/>
      <text:p text:style-name="P13"><text:span text:style-name="T8">C</text:span>an be <text:span text:style-name="T9">inaccurate</text:span>! Feel free to <text:span text:style-name="T9">criticize</text:span>.</text:p>
      <text:h text:style-name="P14" text:outline-level="1"><text:bookmark-start text:name="__RefHeading___Toc3301_925915994"/>Chapter 01 <text:line-break/>(Context of Systems Analysis &amp; Design Methods)<text:bookmark-end text:name="__RefHeading___Toc3301_925915994"/></text:h>
      <text:h text:style-name="P15" text:outline-level="2">Basic Framework </text:h>
      <text:h text:style-name="Heading_20_4" text:outline-level="4">System</text:h>
      <text:p text:style-name="P16">A system is a group of <text:span text:style-name="T10">i</text:span>nrerrelated components tha<text:span text:style-name="T11">t</text:span> f<text:span text:style-name="T11">un</text:span>ct<text:span text:style-name="T11">i</text:span>on together to achieve a desired result</text:p>
      <text:h text:style-name="Heading_20_4" text:outline-level="4">Information system</text:h>
      <text:p text:style-name="P16">Information systems (IS) <text:span text:style-name="T11">in</text:span> organizations capture and m<text:span text:style-name="T11">ana</text:span>ge data to produce useful information <text:span text:style-name="T11">that</text:span> supports an organization and i<text:span text:style-name="T11">ts</text:span> employees, customers, <text:span text:style-name="T11">suppliers</text:span>, and partners</text:p>
      <text:h text:style-name="Heading_20_4" text:outline-level="4"><text:span text:style-name="T11">Transaction</text:span> processing system <text:span text:style-name="T11">(TPS)</text:span></text:h>
      <text:p text:style-name="P16"><text:span text:style-name="T11">Transaction</text:span> processing system (<text:span text:style-name="T12">TPS</text:span>) <text:span text:style-name="T12">is</text:span> an information sy<text:span text:style-name="T11">st</text:span>em that captures and processes dat<text:span text:style-name="T11">a</text:span> about business transactions.</text:p>
      <text:h text:style-name="Heading_20_4" text:outline-level="4">Management <text:span text:style-name="T12">information</text:span> systems (MIS<text:span text:style-name="T12">s</text:span>)</text:h>
      <text:p text:style-name="P16">Management <text:span text:style-name="T12">information</text:span> systems (MIS<text:span text:style-name="T12">s</text:span>) use the <text:span text:style-name="T12">transaction</text:span> data to produce <text:span text:style-name="T12">information</text:span> needed by managers to run the business.</text:p>
      <text:h text:style-name="Heading_20_4" text:outline-level="4"><text:span text:style-name="T13">D</text:span>ecision suppo<text:span text:style-name="T13">rt</text:span> system (DSS)</text:h>
      <text:p text:style-name="P16"><text:span text:style-name="T13">D</text:span>ecision suppo<text:span text:style-name="T13">rt</text:span> system (DSS) <text:span text:style-name="T13">is</text:span> an information system that either helps to identify decision-<text:span text:style-name="T13">making</text:span> opportunities or <text:span text:style-name="T13">provides</text:span> information to help make decisions.</text:p>
      <text:h text:style-name="Heading_20_4" text:outline-level="4"><text:span text:style-name="T14">O</text:span>ffice automation <text:span text:style-name="T15">system</text:span></text:h>
      <text:p text:style-name="P16"><text:span text:style-name="T14">O</text:span>ffice automation <text:span text:style-name="T15">system</text:span> help employees create and share documents that support day-<text:span text:style-name="T16">to</text:span>-day of<text:span text:style-name="T16">fi</text:span>ce activities.</text:p>
      <text:h text:style-name="Heading_20_4" text:outline-level="4"><text:span text:style-name="T17">Executive</text:span> i<text:span text:style-name="T17">nf</text:span>ormatio<text:span text:style-name="T17">n </text:span>system (EIS)</text:h>
      <text:p text:style-name="P16"><text:span text:style-name="T17">Executive</text:span> i<text:span text:style-name="T17">nf</text:span>ormatio<text:span text:style-name="T17">n </text:span>system (EIS) <text:span text:style-name="T17">is</text:span> an information system that supoorts the plan<text:span text:style-name="T17">ning </text:span>and assessment needs of executive managers.</text:p>
      <text:p text:style-name="P16"/>
      <text:h text:style-name="P17" text:outline-level="3">Players</text:h>
      <text:p text:style-name="P18">সব player = যাদের system এর প্রতি আগ্রহ আছে = stakeholder</text:p>
      <text:p text:style-name="P19">Stakeholder means any person who has an interest in an existing or proposed information system. Stakeholders may include both technical and non-technical workers. They may also include both internal and external workers.</text:p>
      <text:h text:style-name="Heading_20_4" text:outline-level="4">System owner</text:h>
      <text:p text:style-name="P19">সিস্টেমের মালিক</text:p>
      <text:h text:style-name="Heading_20_4" text:outline-level="4"><text:soft-page-break/>System users</text:h>
      <text:p text:style-name="P18">যারা সিস্টেম ব্যবহার করে</text:p>
      <text:p text:style-name="P19">System users – a “customer” who will use or is affected by an information system on a regular basis – capturing, validating, entering, responding to, storing, and exchanging data and information.</text:p>
      <text:h text:style-name="P20" text:outline-level="5">Internal</text:h>
      <text:list xml:id="list3404137441" text:style-name="L2">
        <text:list-item>
          <text:p text:style-name="P21">Clerical and service workers<text:line-break/><text:span text:style-name="T18">যারা নিয়মিত কাজ করে</text:span></text:p>
        </text:list-item>
        <text:list-item>
          <text:p text:style-name="P21">Technical and professional staff<text:line-break/><text:span text:style-name="T18">অপর ভাষায় knowledge worker, যারা একটা নির্দিষ্ট দিক থেকে দক্ষ</text:span></text:p>
        </text:list-item>
        <text:list-item>
          <text:p text:style-name="P21">Supervisors, middle managers, and executive managers</text:p>
        </text:list-item>
      </text:list>
      <text:list text:style-name="L3">
        <text:list-item>
          <text:list>
            <text:list-item>
              <text:p text:style-name="P22"><text:span text:style-name="T19">S</text:span><text:span text:style-name="T18">upervisor = tend to focus on day to day problem solving and decision making</text:span></text:p>
            </text:list-item>
            <text:list-item>
              <text:p text:style-name="P23">Middle manager = are more concerned with tactical (short-term) operational problems and decision making</text:p>
            </text:list-item>
            <text:list-item>
              <text:p text:style-name="P23">Executive managers = are concerned with strategic (long-term) planning and decision making</text:p>
            </text:list-item>
          </text:list>
        </text:list-item>
      </text:list>
      <text:list text:continue-list="list3404137441" text:style-name="L2">
        <text:list-item>
          <text:p text:style-name="P21">Remote and mobile users (internal but disconnected)<text:line-break/><text:span text:style-name="T19">যারা দূর থেকে কাজ করে, যেমন freelancing...</text:span></text:p>
        </text:list-item>
      </text:list>
      <text:h text:style-name="Heading_20_5" text:outline-level="5">External</text:h>
      <text:list text:style-name="L4">
        <text:list-item>
          <text:p text:style-name="P24">Customers</text:p>
        </text:list-item>
        <text:list-item>
          <text:p text:style-name="P24">Suppliers<text:line-break/><text:span text:style-name="T20">যাদের থেকে আমরা পণ্য নেই, তারা আমাদের information system এর access দিলে কতোটুকু কাচাঁমাল যোগান দিতে হবে তারা বুঝে নিতে পারবে</text:span></text:p>
        </text:list-item>
        <text:list-item>
          <text:p text:style-name="P25">Partners<text:line-break/><text:span text:style-name="T21">যারা আমাদের থেকে পণ্য কিনে</text:span></text:p>
        </text:list-item>
        <text:list-item>
          <text:p text:style-name="P24">Employees<text:line-break/><text:span text:style-name="T21">যারা দূর থেকে remotely কাজ করে এমন employees</text:span></text:p>
        </text:list-item>
      </text:list>
      <text:h text:style-name="Heading_20_4" text:outline-level="4">System Designer</text:h>
      <text:p text:style-name="P26">এরা সিস্টেম টা ডিজাইন করবে (business requirement → technical solution)<text:line-break/><text:span text:style-name="T22">এরা সরাসরি কাজে হাত দিবে না, অর্থাৎ বানাবে না। যেমন, ডেটাবেজের ERD তৈরি করতে পারে বা DDL file টা <text:s/>বর্ণনা করতে পারে</text:span></text:p>
      <text:p text:style-name="P27"><text:span text:style-name="T23">S</text:span>ystem designer, a technical specialist who translates system users business requirements and constraints into technical solutions</text:p>
      <text:list text:style-name="L5">
        <text:list-item>
          <text:p text:style-name="P28">Database administrator</text:p>
        </text:list-item>
        <text:list-item>
          <text:p text:style-name="P28">Network architects</text:p>
        </text:list-item>
        <text:list-item>
          <text:p text:style-name="P28">Web architects</text:p>
        </text:list-item>
        <text:list-item>
          <text:p text:style-name="P28">Graphic artists</text:p>
        </text:list-item>
        <text:list-item>
          <text:p text:style-name="P28">Security experts</text:p>
        </text:list-item>
        <text:list-item>
          <text:p text:style-name="P28">Technology specialists</text:p>
        </text:list-item>
      </text:list>
      <text:h text:style-name="Heading_20_4" text:outline-level="4"><text:soft-page-break/>System Builder</text:h>
      <text:p text:style-name="P29">উপরের system designer যা ডিজাইন করবে সেটা বাস্তবে implement করবে এনারা</text:p>
      <text:p text:style-name="P30">System builder a technical specialist who constructs information systems and components based on the design specifications generated by the system designers.</text:p>
      <text:list text:style-name="L6">
        <text:list-item>
          <text:p text:style-name="P31">App<text:span text:style-name="T24">lication programmers</text:span></text:p>
        </text:list-item>
        <text:list-item>
          <text:p text:style-name="P32">System programmers</text:p>
        </text:list-item>
        <text:list-item>
          <text:p text:style-name="P32">Database programmers</text:p>
        </text:list-item>
        <text:list-item>
          <text:p text:style-name="P32">Network administrators</text:p>
        </text:list-item>
        <text:list-item>
          <text:p text:style-name="P32">Security administrators</text:p>
        </text:list-item>
        <text:list-item>
          <text:p text:style-name="P32">Webmasters<text:line-break/><text:span text:style-name="T25">যারা web server manage করে, বাস্তব উদাহারণ, apache, nginx :)</text:span></text:p>
        </text:list-item>
        <text:list-item>
          <text:p text:style-name="P32">Software integrators<text:line-break/><text:span text:style-name="T26">যারা hardware-software integrate করে</text:span></text:p>
        </text:list-item>
      </text:list>
      <text:h text:style-name="Heading_20_4" text:outline-level="4">System Analyst</text:h>
      <text:p text:style-name="Text_20_body"><text:span text:style-name="T27">A</text:span> specialist who studies the problems and needs of an organization to determine how people, data, processes, and information technology can best accomplish improvements for the business.</text:p>
      <text:p text:style-name="P33">এরা মূলত মানুষ কি চায় সেটা বুঝার চেষ্টা করবে এবং সে অনুযায়ী business requirement তৈরি করে। তারপর সেই business requirement এর উপর কাজ করে হলো system designer, এরকম একটা flow chart এর মতো,</text:p>
      <text:p text:style-name="P33"><text:tab/>owner → analyst → designer → builder → user</text:p>
      <text:p text:style-name="P34">নিচে দুই ধরণের analyst এর প্রকারভেদ দেয়া আছে, অর্থাৎ একই সাতে analyst + ...</text:p>
      <text:h text:style-name="Heading_20_5" text:outline-level="5">A programmer/analyst (or analyst/programmer)</text:h>
      <text:p text:style-name="P33">Includes the responsibilities of both the computer programmer and the systems analyst.</text:p>
      <text:h text:style-name="P35" text:outline-level="5">A business analyst </text:h>
      <text:p text:style-name="Standard"><text:span text:style-name="T28">F</text:span>ocuses on only the <text:span text:style-name="T28">nontechnical aspects of systems analysis and design.</text:span></text:p>
      <text:h text:style-name="Heading_20_5" text:outline-level="5">Skills needed for system analyst</text:h>
      <text:p text:style-name="P36">System analyst এর যেসব skill লাগে আরকি :)</text:p>
      <text:list text:style-name="L7">
        <text:list-item>
          <text:p text:style-name="P37">Working knowledge of information technology</text:p>
        </text:list-item>
        <text:list-item>
          <text:p text:style-name="P37">Computer programming experience and expertise</text:p>
        </text:list-item>
        <text:list-item>
          <text:p text:style-name="P37">General business knowledge</text:p>
        </text:list-item>
        <text:list-item>
          <text:p text:style-name="P37">General problem-solving skills</text:p>
        </text:list-item>
        <text:list-item>
          <text:p text:style-name="P37">Good interpersonal communication skills</text:p>
        </text:list-item>
        <text:list-item>
          <text:p text:style-name="P37">Good interpersonal relations skills</text:p>
        </text:list-item>
        <text:list-item>
          <text:p text:style-name="P37">Flexibility and adaptability</text:p>
        </text:list-item>
        <text:list-item>
          <text:p text:style-name="P37">Character and ethics</text:p>
        </text:list-item>
      </text:list>
      <text:h text:style-name="Heading_20_4" text:outline-level="4">External service provider (ESP)</text:h>
      <text:p text:style-name="P38">সহজ কথায় যদি কেউ অন্য কোনো business এ কাজ করে = outsourcing...</text:p>
      <text:p text:style-name="Text_20_body"><text:soft-page-break/><text:span text:style-name="T29">A</text:span> systems analyst,system designer, or system builder who sells his or her expertise and experience to other businesses to help those businesses purchase, develop, or integrate their information systems solutions; may be affiliated with a consulting or services organization.</text:p>
      <text:h text:style-name="Heading_20_4" text:outline-level="4">Project Manager </text:h>
      <text:p text:style-name="P39">সবকিছুর দেখাশোনা করে, এক কথায়</text:p>
      <text:p text:style-name="P40"><text:span text:style-name="T30">A</text:span>n experienced professional who accepts responsibility for planning, monitoring, and controlling projects with respect to schedule, budget, deliverables, customer satisfaction, technical standards, and system quality.</text:p>
      <text:p text:style-name="P40"><text:span text:style-name="T31">Us</text:span>ually one or more of these stakeholders takes on the role of project <text:span text:style-name="T31">mana</text:span>ger to ensure <text:span text:style-name="T31">tha</text:span>t sys<text:span text:style-name="T31">te</text:span>ms are developed on time, within budget, and with acceptable quality.</text:p>
      <text:h text:style-name="Heading_20_3" text:outline-level="3">Business Drivers – for information system</text:h>
      <text:list text:style-name="L8">
        <text:list-item>
          <text:p text:style-name="P41">Globalization of the Economy<text:line-break/><text:span text:style-name="T32">International market নিয়ে চিন্তা করতে হয়, পাশাপাশি বহু ভাষায় কাজ করতে হয়</text:span></text:p>
        </text:list-item>
        <text:list-item>
          <text:p text:style-name="P41">Electronic Commerce and Business<text:line-break/><text:span text:style-name="T33">E-commerce ও E-business এর কনসেপ্ট<text:line-break/></text:span><text:span text:style-name="T34">কয়েকটি basic type হলো,</text:span></text:p>
          <text:list>
            <text:list-item>
              <text:p text:style-name="P42">marketing of corporate image, products, and services<text:line-break/><text:span text:style-name="T35">এখানে ইন্টারনেটকে ব্যবহার করা হয় বিজ্ঞাপনের কাজে</text:span></text:p>
            </text:list-item>
            <text:list-item>
              <text:p text:style-name="P42">Business-to-consumer (B2C)</text:p>
            </text:list-item>
            <text:list-item>
              <text:p text:style-name="P42">Business-to-business (B2B)</text:p>
            </text:list-item>
          </text:list>
        </text:list-item>
        <text:list-item>
          <text:p text:style-name="P41">Security and Privacy</text:p>
        </text:list-item>
        <text:list-item>
          <text:p text:style-name="P41">Collaboration and Partnership</text:p>
        </text:list-item>
        <text:list-item>
          <text:p text:style-name="P41">Knowledge Asset Management</text:p>
        </text:list-item>
        <text:list-item>
          <text:p text:style-name="P41">Continuous Improvement and Total Quality</text:p>
        </text:list-item>
        <text:list-item>
          <text:p text:style-name="P41">Management</text:p>
        </text:list-item>
        <text:list-item>
          <text:p text:style-name="P41">Business Process Redesign</text:p>
        </text:list-item>
      </text:list>
      <text:h text:style-name="P43" text:outline-level="3"><text:span text:style-name="T36">Technology</text:span> Drivers – for information system</text:h>
      <text:list text:style-name="L9">
        <text:list-item>
          <text:p text:style-name="P44">Networks and the Internet</text:p>
        </text:list-item>
        <text:list-item>
          <text:p text:style-name="P44">Mobile and Wireless Technologies</text:p>
        </text:list-item>
        <text:list-item>
          <text:p text:style-name="P44">Object Technologies</text:p>
        </text:list-item>
        <text:list-item>
          <text:p text:style-name="P44">Collaborative Technologies</text:p>
        </text:list-item>
        <text:list-item>
          <text:p text:style-name="P44">Enterprise Applications</text:p>
        </text:list-item>
      </text:lis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Nerd Font2" fo:font-family="'Ubuntu Nerd Font'"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2T15:38:48.571319133</meta:creation-date>
    <dc:date>2025-05-02T17:41:04.455829014</dc:date>
    <meta:editing-duration>PT44M2S</meta:editing-duration>
    <meta:editing-cycles>44</meta:editing-cycles>
    <meta:generator>LibreOffice/25.2.3.2$Linux_X86_64 LibreOffice_project/520$Build-2</meta:generator>
    <meta:document-statistic meta:table-count="0" meta:image-count="0" meta:object-count="0" meta:page-count="5" meta:paragraph-count="115" meta:word-count="972" meta:character-count="6220" meta:non-whitespace-character-count="5404"/>
  </office:meta>
</office:document-meta>
</file>